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9cm" svg:y="8.29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1cm" svg:y="4.299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6.299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2.29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1cm" svg:y1="6cm" svg:x2="21.8cm" svg:y2="10.099cm">
          <text:p/>
        </draw:line>
        <draw:line draw:style-name="gr2" draw:text-style-name="P3" draw:layer="layout" svg:x1="10.6cm" svg:y1="8.7cm" svg:x2="12.1cm" svg:y2="7.6cm">
          <text:p/>
        </draw:line>
        <draw:line draw:style-name="gr2" draw:text-style-name="P3" draw:layer="layout" svg:x1="13.8cm" svg:y1="3.3cm" svg:x2="18.901cm" svg:y2="4.8cm">
          <text:p/>
        </draw:line>
        <draw:custom-shape draw:style-name="gr1" draw:text-style-name="P2" draw:layer="layout" svg:width="1.8cm" svg:height="1.8cm" svg:x="5.201cm" svg:y="8.29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1cm" svg:y1="5.809cm" svg:x2="12.091cm" svg:y2="6.909cm">
          <text:p/>
        </draw:line>
        <draw:line draw:style-name="gr2" draw:text-style-name="P3" draw:layer="layout" svg:x1="10.591cm" svg:y1="4.609cm" svg:x2="12.091cm" svg:y2="3.509cm">
          <text:p/>
        </draw:line>
        <draw:custom-shape draw:style-name="gr1" draw:text-style-name="P2" draw:layer="layout" svg:width="1.8cm" svg:height="1.8cm" svg:x="15.802cm" svg:y="6.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91cm" svg:y1="7.2cm" svg:x2="15.791cm" svg:y2="7.2cm">
          <text:p/>
        </draw:line>
        <draw:custom-shape draw:style-name="gr1" draw:text-style-name="P2" draw:layer="layout" svg:width="1.8cm" svg:height="1.8cm" svg:x="18.801cm" svg:y="4.3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82cm" svg:y1="6.618cm" svg:x2="18.882cm" svg:y2="5.518cm">
          <text:p/>
        </draw:line>
        <draw:custom-shape draw:style-name="gr1" draw:text-style-name="P2" draw:layer="layout" svg:width="1.8cm" svg:height="1.8cm" svg:x="21.001cm" svg:y="10.099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5cm" svg:y1="7.9cm" svg:x2="21.001cm" svg:y2="10.9cm">
          <text:p/>
        </draw:line>
        <draw:line draw:style-name="gr2" draw:text-style-name="P3" draw:layer="layout" svg:x1="6.982cm" svg:y1="9.2cm" svg:x2="8.982cm" svg:y2="9.2cm">
          <text:p/>
        </draw:line>
        <draw:frame presentation:style-name="pr1" draw:text-style-name="P4" draw:layer="layout" svg:width="16.999cm" svg:height="1.271cm" svg:x="6.002cm" svg:y="0.202cm" presentation:class="title" presentation:user-transformed="true">
          <draw:text-box>
            <text:p><text:span text:style-name="T2">Bayesian Network "Extended Student"</text:span></text:p>
          </draw:text-box>
        </draw:frame>
        <draw:frame draw:style-name="gr3" draw:text-style-name="P6" draw:layer="layout" svg:width="23.315cm" svg:height="0.944cm" svg:x="2.402cm" svg:y="14.4cm">
          <draw:text-box>
            <text:p text:style-name="P5"><text:span text:style-name="T3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27.6cm" svg:height="1.3cm" svg:x="0.2cm" svg:y="12.5cm">
          <draw:text-box>
            <text:p><text:span text:style-name="T4">C</text:span><text:span text:style-name="T5"> := </text:span><text:span text:style-name="T4">Coherence, D </text:span><text:span text:style-name="T6">:= </text:span><text:span text:style-name="T4">Difficulty,</text:span><text:span text:style-name="T5"> </text:span><text:span text:style-name="T4">G</text:span><text:span text:style-name="T5"> := </text:span><text:span text:style-name="T4">Grade,</text:span><text:span text:style-name="T5"> </text:span><text:span text:style-name="T4">H</text:span><text:span text:style-name="T5"> := </text:span><text:span text:style-name="T4">Happy, I</text:span><text:span text:style-name="T5"> := </text:span><text:span text:style-name="T4">Intelligence</text:span><text:span text:style-name="T5">, </text:span><text:span text:style-name="T4">J</text:span><text:span text:style-name="T5"> := </text:span><text:span text:style-name="T4">Job</text:span><text:span text:style-name="T5">, </text:span><text:span text:style-name="T7">L</text:span><text:span text:style-name="T8"> := </text:span><text:span text:style-name="T7">Letter</text:span><text:span text:style-name="T8">; </text:span><text:span text:style-name="T7">S</text:span><text:span text:style-name="T8"> := </text:span><text:span text:style-name="T7">SA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19T21:35:18.529000000</dc:date>
    <meta:editing-duration>PT4H35M3S</meta:editing-duration>
    <meta:editing-cycles>15</meta:editing-cycles>
    <meta:generator>LibreOffice/7.1.5.2$Windows_X86_64 LibreOffice_project/85f04e9f809797b8199d13c421bd8a2b025d52b5</meta:generator>
    <meta:document-statistic meta:object-count="43"/>
  </office:meta>
</office:document-meta>
</file>